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200%" fo:text-indent="0cm" style:auto-text-inden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 abuelo tuvo en sus manos la serpiente una vez. La soltó en seguida, luego de ser mordido. No se enfermó. Nos dijo que no era venenosa; pero el abuelo cambió. Sus noches se volvieron intranquilas. A veces gritaba en sueños y vimos a abuela amanecer en el sofá más de una mañana. Accedimos a comprar una segunda cama, pero antes de que la trajeran abuela murió. Cayó por la escalera de la entrada.</text:p>
      <text:p text:style-name="P1">Abuelo vivió muchos años más; pero desde la muerte de su esposa nos miró con unos ojos dormidos, como si estuviera ciego.</text:p>
      <text:p text:style-name="P1">Por eso cuando vi a la serpiente debajo de la mesa tuve miedo. Corrí hacia la sala, con el terror del sufrimiento deparado a mi familia si me llegara a morder. Ahora sé que no es su mordida la que pierde la mente. Sino su presencia. También creo que la serpiente no trae la locura, la anunci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2T17:51:28.99</meta:creation-date>
    <dc:date>2011-11-18T16:32:44.98</dc:date>
    <meta:editing-duration>PT21M24S</meta:editing-duration>
    <meta:editing-cycles>11</meta:editing-cycles>
    <meta:generator>LibreOffice/3.3$Win32 LibreOffice_project/330m19$Build-6</meta:generator>
    <meta:document-statistic meta:table-count="0" meta:image-count="0" meta:object-count="0" meta:page-count="1" meta:paragraph-count="3" meta:word-count="153" meta:character-count="813"/>
  </office:meta>
</office:document-meta>
</file>